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style>
    <style:style style:name="P6" style:family="paragraph" style:parent-style-name="Text_20_body">
      <style:paragraph-properties fo:margin-left="0in" fo:margin-right="0in" fo:text-align="start" style:justify-single-word="false" fo:text-indent="0in" style:auto-text-indent="false" style:text-autospace="none"/>
    </style:style>
    <style:style style:name="P7" style:family="paragraph" style:parent-style-name="Text_20_body">
      <style:text-properties fo:font-weight="bold" style:font-weight-asian="bold" style:font-weight-complex="bold"/>
    </style:style>
    <style:style style:name="P8" style:family="paragraph" style:parent-style-name="Text_20_body" style:list-style-name="L1">
      <style:paragraph-properties fo:margin-left="0in" fo:margin-right="0in" fo:margin-top="0in" fo:margin-bottom="0in" style:line-height-at-least="0.198in" fo:text-align="start" style:justify-single-word="false" fo:widows="1" fo:text-indent="0in" style:auto-text-indent="false" fo:padding="0in" fo:border="non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color="#6a3e3e"/>
    </style:style>
    <style:style style:name="T4" style:family="text">
      <style:text-properties fo:color="#6a3e3e" style:font-name="Consolas" fo:font-size="10pt" style:font-name-asian="Consolas" style:font-size-asian="10pt" style:font-name-complex="Consolas" style:font-size-complex="10pt"/>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00" style:font-name="Consolas" fo:font-size="10pt" style:font-name-asian="Consolas" style:font-size-asian="10pt" style:font-name-complex="Consolas" style:font-size-complex="10pt"/>
    </style:style>
    <style:style style:name="T8" style:family="text">
      <style:text-properties fo:color="#000000"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T9"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10" style:family="text">
      <style:text-properties fo:color="#0000c0"/>
    </style:style>
    <style:style style:name="T11" style:family="text">
      <style:text-properties fo:color="#0000c0" fo:font-style="italic" fo:font-weight="bold" style:font-style-asian="italic" style:font-weight-asian="bold" style:font-style-complex="italic" style:font-weight-complex="bold"/>
    </style:style>
    <style:style style:name="T12" style:family="text">
      <style:text-properties fo:color="#2a00ff"/>
    </style:style>
    <style:style style:name="T13" style:family="text">
      <style:text-properties fo:color="#2a00ff"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T14" style:family="text">
      <style:text-properties fo:color="#2a00ff" style:font-name="Consolas" fo:font-size="10pt" style:font-name-asian="Consolas" style:font-size-asian="10pt" style:font-name-complex="Consolas" style:font-size-complex="10pt"/>
    </style:style>
    <style:style style:name="T15" style:family="text">
      <style:text-properties fo:font-weight="bold" style:font-weight-asian="bold" style:font-weight-complex="bold"/>
    </style:style>
    <style:style style:name="T16" style:family="text">
      <style:text-properties fo:color="#7f0055"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variant="normal" fo:text-transform="none" fo:color="#222426" style:font-name="Arial1" fo:font-size="11.25pt" fo:letter-spacing="normal" fo:font-style="normal" fo:font-weight="normal"/>
    </style:style>
    <style:style style:name="T19" style:family="text">
      <style:text-properties fo:font-variant="normal" fo:text-transform="none" fo:color="#005999" style:text-line-through-style="none" style:font-name="Arial1" fo:font-size="11.2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aptuz.com/blog/selenium-implicit-vs-explicit-waits/" text:style-name="Internet_20_link" text:visited-style-name="Visited_20_Internet_20_Link">http://www.aptuz.com/blog/selenium-implicit-vs-explicit-waits/</text:a></text:p>
      <text:p text:style-name="Standard"><text:a xlink:type="simple" xlink:href="http://www.softwaretestinghelp.com/selenium-webdriver-waits-selenium-tutorial-15/" text:style-name="Internet_20_link" text:visited-style-name="Visited_20_Internet_20_Link">http://www.softwaretestinghelp.com/selenium-webdriver-waits-selenium-tutorial-15/</text:a></text:p>
      <text:p text:style-name="Standard"><text:a xlink:type="simple" xlink:href="http://elementalselenium.com/tips/47-waiting" text:style-name="Internet_20_link" text:visited-style-name="Visited_20_Internet_20_Link">http://elementalselenium.com/tips/47-waiting</text:a></text:p>
      <text:list xml:id="list5671430321126835367" text:style-name="L1">
        <text:list-item>
          <text:p text:style-name="P8"><text:span text:style-name="T18">The </text:span><text:a xlink:type="simple" xlink:href="https://github.com/SeleniumHQ/selenium/blob/0a9cc30d576c7290dcd54ccfd54aff27058192ff/javascript/firefox-driver/js/wdsession.js#L113" text:style-name="Internet_20_link" text:visited-style-name="Visited_20_Internet_20_Link"><text:span text:style-name="T19">implicit wait</text:span></text:a><text:span text:style-name="T18"> timeout is set to 0 by default. This means that if a command that finds elements does not find anything, it won't wait.</text:span></text:p>
        </text:list-item>
        <text:list-item>
          <text:p text:style-name="P8"><text:span text:style-name="T18">The </text:span><text:a xlink:type="simple" xlink:href="https://github.com/SeleniumHQ/selenium/blob/0a9cc30d576c7290dcd54ccfd54aff27058192ff/javascript/firefox-driver/js/wdsession.js#L120" text:style-name="Internet_20_link" text:visited-style-name="Visited_20_Internet_20_Link"><text:span text:style-name="T19">page load timeout</text:span></text:a><text:span text:style-name="T18"> is set to -1 by default. This means that Selenium will wait indefinitely for the page to load.</text:span></text:p>
        </text:list-item>
      </text:list>
      <text:p text:style-name="Standard"/>
      <text:p text:style-name="Standard"/>
      <text:p text:style-name="Standard">Static sleep vs Implicit Wait vs Explicit Wait</text:p>
      <text:p text:style-name="Text_20_body"><text:span text:style-name="Strong_20_Emphasis">Implicit Wait:</text:span> <text:span text:style-name="T15">During Implicit wait if the Web Driver cannot find it immediately because of its availability, the WebDriver will wait for mentioned time and it will not try to find the element again during the specified time period. Once the specified time is over, it will try to search the element once again the last time before throwing exception</text:span>. The default setting is zero. Once we set a time, the Web Driver waits for the period of the WebDriver object instance.</text:p>
      <text:p text:style-name="Text_20_body">Example: </text:p>
      <text:p text:style-name="Text_20_body">Implicit Wait:15 second.<text:line-break/>If you are giving 15 second implicit wait &amp; element is visible in 1 second ,your script will execute next step after 1 second.<text:line-break/>Giving implicit wait does not means it will wait for 15 second for every step.<text:line-break/>If after 15 second element is not visible webdriver will through exception. </text:p>
      <text:p text:style-name="Text_20_body"/>
      <text:p text:style-name="Text_20_body"><text:span text:style-name="Strong_20_Emphasis">Explicit Wait:</text:span> There can be instance when a particular element takes more than a minute to load. In that case you definitely not like to set a huge time to Implicit wait, as if you do this your browser will going to wait for the same time for every element.</text:p>
      <text:p text:style-name="Text_20_body">To avoid that situation you can simply put a separate time on the required element only. By following this your browser implicit wait time would be short for every element and it would be large for specific element.</text:p>
      <text:p text:style-name="P7">Explicit waits are used to halt the execution till the time a particular condition is met or the maximum time has elapsed. Unlike Implicit waits, Explicit waits are applied for a particular instance only. </text:p>
      <text:p text:style-name="P2"/>
      <text:p text:style-name="Standard"/>
      <text:p text:style-name="P1">Static sleep</text:p>
      <text:p text:style-name="Standard">static sleeps (e.g., wait a <text:span text:style-name="Emphasis">hard-coded</text:span> amount of time to perform an action -- it's bad news) </text:p>
      <text:p text:style-name="P4">Thread.<text:span text:style-name="T17">sleep</text:span>(5000);</text:p>
      <text:p text:style-name="Standard"/>
      <text:p text:style-name="P1">Explicit Wait</text:p>
      <text:p text:style-name="P3"><text:span text:style-name="T5">WebDriverWait </text:span><text:span text:style-name="T3">wait</text:span><text:span text:style-name="T5"> = </text:span><text:span text:style-name="T16">new</text:span><text:span text:style-name="T5"> WebDriverWait(</text:span><text:span text:style-name="T10">firefox</text:span><text:span text:style-name="T5">, 30);</text:span></text:p>
      <text:p text:style-name="P4"><text:tab/><text:tab/></text:p>
      <text:p text:style-name="P4"><text:tab/><text:tab/></text:p>
      <text:p text:style-name="P5"><text:span text:style-name="T7"><text:tab/><text:tab/></text:span><text:span text:style-name="T4">wait</text:span><text:span text:style-name="T7">.until(ExpectedConditions.</text:span><text:span text:style-name="T9">visibilityOfElementLocated</text:span><text:span text:style-name="T7">(By.</text:span><text:span text:style-name="T9">xpath</text:span><text:span text:style-name="T7">(</text:span><text:span text:style-name="T14">".//*[@id='ctl00_ContentPlaceholder1_RadDatePicker1_dateInput']"</text:span><text:span text:style-name="T7">)));</text:span></text:p>
      <text:p text:style-name="Standard"/>
      <text:p text:style-name="P1">Implicit Wait</text:p>
      <text:p text:style-name="Standard"><text:span text:style-name="Emphasis"><text:span text:style-name="T1"/></text:span></text:p>
      <text:p text:style-name="Standard"><text:span text:style-name="Emphasis"><text:span text:style-name="T1">Selenium WebDriver has borrowed the idea of </text:span></text:span><text:span text:style-name="Emphasis"><text:span text:style-name="Strong_20_Emphasis"><text:span text:style-name="T1">implicit waits</text:span></text:span></text:span><text:span text:style-name="Emphasis"><text:span text:style-name="T1"> from </text:span></text:span><text:span text:style-name="Emphasis"><text:span text:style-name="Strong_20_Emphasis"><text:span text:style-name="T1">Watir</text:span></text:span></text:span><text:span text:style-name="Emphasis"><text:span text:style-name="T1">. This means that we can tell Selenium that we would like it to wait for a certain amount of time before throwing </text:span></text:span><text:soft-page-break/><text:span text:style-name="Emphasis"><text:span text:style-name="T1">an </text:span></text:span><text:span text:style-name="Emphasis"><text:span text:style-name="Strong_20_Emphasis"><text:span text:style-name="T1">exception</text:span></text:span></text:span><text:span text:style-name="Emphasis"><text:span text:style-name="T1"> that it cannot find the element on the page. We should note that implicit waits will be in place for the entire time the browser is open. </text:span></text:span><text:span text:style-name="Emphasis"><text:span text:style-name="T2">This means that any search for elements on the page could take the time the implicit wait is set for. </text:span></text:span></text:p>
      <text:p text:style-name="Standard"><text:span text:style-name="Emphasis"><text:span text:style-name="T1"/></text:span></text:p>
      <text:p text:style-name="Standard"><text:span text:style-name="Emphasis"><text:span text:style-name="T1">Template:</text:span></text:span></text:p>
      <text:p text:style-name="Standard"><text:span text:style-name="Emphasis">WebDriver drv = new FirefoxDriver();</text:span></text:p>
      <text:p text:style-name="Standard"><text:span text:style-name="Emphasis">drv.manage().timeouts().implicitlyWait(10, TimeUnit.SECONDS);</text:span> </text:p>
      <text:p text:style-name="Standard"/>
      <text:p text:style-name="Standard"/>
      <text:p text:style-name="Standard">Example:</text:p>
      <text:p text:style-name="Standard">WebDriver firefox = new FirefoxDriver();</text:p>
      <text:p text:style-name="P3"><text:span text:style-name="T3">firefox</text:span><text:span text:style-name="T5">.manage().timeouts().implicitlyWait(50, TimeUnit.</text:span><text:span text:style-name="T11">SECONDS</text:span><text:span text:style-name="T5">);</text:span></text:p>
      <text:p text:style-name="P4"><text:tab/><text:tab/></text:p>
      <text:p text:style-name="P3"><text:span text:style-name="T5"><text:tab/><text:tab/>WebElement </text:span><text:span text:style-name="T3">code</text:span><text:span text:style-name="T5"> = </text:span><text:span text:style-name="T3">firefox</text:span><text:span text:style-name="T5">.findElement(By.</text:span><text:span text:style-name="T6">xpath</text:span><text:span text:style-name="T5">(</text:span><text:span text:style-name="T12">"html/body/div[2]/form/div[2]/div/div/input"</text:span><text:span text:style-name="T5">));</text:span></text:p>
      <text:p text:style-name="P3"><text:span text:style-name="T5"><text:tab/><text:tab/></text:span><text:span text:style-name="T3">code</text:span><text:span text:style-name="T5">.clear();</text:span></text:p>
      <text:p text:style-name="P3"><text:span text:style-name="T5"><text:tab/><text:tab/></text:span><text:span text:style-name="T3">code</text:span><text:span text:style-name="T5">.sendKeys(</text:span><text:span text:style-name="T3">hash</text:span><text:span text:style-name="T5">);</text:span></text:p>
      <text:p text:style-name="P4"><text:tab/><text:tab/></text:p>
      <text:p text:style-name="P3"><text:span text:style-name="T5"><text:tab/><text:tab/>WebElement </text:span><text:span text:style-name="T3">logIn</text:span><text:span text:style-name="T5"> = </text:span><text:span text:style-name="T3">firefox</text:span><text:span text:style-name="T5">.findElement(By.</text:span><text:span text:style-name="T6">xpath</text:span><text:span text:style-name="T5">(</text:span><text:span text:style-name="T12">"html</text:span></text:p>
      <text:p text:style-name="P3"><text:span text:style-name="T12">/body/div[2]/form/div[3]/button"</text:span><text:span text:style-name="T5">));</text:span></text:p>
      <text:p text:style-name="P5"><text:span text:style-name="T7"><text:tab/><text:tab/></text:span><text:span text:style-name="T4">logIn</text:span><text:span text:style-name="T7">.click();</text:span></text:p>
      <text:p text:style-name="P4"/>
      <text:p text:style-name="P4"/>
      <text:p text:style-name="P5"><text:span text:style-name="Emphasis"><text:span text:style-name="T8">This means that any search for elements on the page could take the time the implicit wait is set for =&gt; </text:span></text:span></text:p>
      <text:p text:style-name="P5"><text:span text:style-name="Emphasis"><text:span text:style-name="T8">If findElement method can't find </text:span></text:span><text:span text:style-name="Emphasis"><text:span text:style-name="T13">html/body/div[2]/form/div[3]/button element, the </text:span></text:span><text:span text:style-name="Emphasis"><text:span text:style-name="T13">program will wait for 50 seconds. After 50 seconds, it will throw exception error. </text:span></text:span></text:p>
      <text:p text:style-name="P5"><text:span text:style-name="Emphasis"><text:span text:style-name="T8">If findElement method can't find </text:span></text:span><text:span text:style-name="Emphasis"><text:span text:style-name="T13">html/body/div[2]/form/div[2]/div/div/input element, the program will wait for 50 seconds. After 50 seconds, it will throw exception error.</text:span></text:span></text:p>
      <text:p text:style-name="P5"><text:span text:style-name="Emphasis"><text:span text:style-name="T13"/></text:span></text:p>
      <text:p text:style-name="P5"><text:span text:style-name="Emphasis"><text:span text:style-name="T13"/></text:span></text:p>
      <text:p text:style-name="P5"><text:span text:style-name="Emphasis"><text:span text:style-name="T13"/></text:span></text:p>
      <text:p text:style-name="P5"><text:span text:style-name="Emphasis"><text:span text:style-name="T13"/></text:span></text:p>
      <text:p text:style-name="P5"><text:span text:style-name="Emphasis"><text:span text:style-name="T13"/></text:span></text:p>
      <text:p text:style-name="P5"><text:span text:style-name="Emphasis"><text:span text:style-name="T13">This sentence is incorrect:</text:span></text:span></text:p>
      <text:p text:style-name="P6"><text:span text:style-name="Emphasis"><text:span text:style-name="T13">Implicit waits are used to provide a default waiting time between “each consecutive test step/command” across the entire test script.</text:span></text:span></text:p>
      <text:p text:style-name="Text_20_body"/>
      <text:p text:style-name="P5"><text:span text:style-name="Emphasis"><text:span text:style-name="T13"><text:s/></text:span></text:span></text:p>
      <text:p text:style-name="P5"><text:span text:style-name="Emphasis"><text:span text:style-name="T13"/></text:span></text:p>
      <text:p text:style-name="P5"><text:span text:style-name="Emphasis"><text:span text:style-name="T13"/></text:span></text:p>
      <text:p text:style-name="P5"><text:span text:style-name="Emphasis"><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7M55S</meta:editing-duration>
    <meta:editing-cycles>17</meta:editing-cycles>
    <meta:generator>OpenOffice/4.1.1$Win32 OpenOffice.org_project/411m6$Build-9775</meta:generator>
    <dc:date>2016-01-26T14:28:50.50</dc:date>
    <meta:document-statistic meta:table-count="0" meta:image-count="0" meta:object-count="0" meta:page-count="2" meta:paragraph-count="42" meta:word-count="550" meta:character-count="3793"/>
    <meta:user-defined meta:name="Info 1"/>
    <meta:user-defined meta:name="Info 2"/>
    <meta:user-defined meta:name="Info 3"/>
    <meta:user-defined meta:name="Info 4"/>
  </office:meta>
</office:document-meta>
</file>